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EBC41A6293732F30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93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1.45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ace_osr_200" table:style-name="ta1">
        <table:shapes>
          <draw:frame draw:z-index="0" draw:style-name="gr1" draw:text-style-name="P1" svg:width="18.73cm" svg:height="15.229cm" svg:x="6.832cm" svg:y="17.262cm">
            <draw:object draw:notify-on-update-of-ranges="space_osr_200.C2:space_osr_200.C73 space_osr_200.D2:space_osr_200.D7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order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snr</text:p>
          </table:table-cell>
          <table:table-cell office:value-type="string" calcext:value-type="string">
            <text:p><text:s/>are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1.5156960693269" calcext:value-type="float">
            <text:p>61,5156960693269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4.7526410546732" calcext:value-type="float">
            <text:p>64,7526410546732</text:p>
          </table:table-cell>
          <table:table-cell office:value-type="float" office:value="6846" calcext:value-type="float">
            <text:p>68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5.1726165998057" calcext:value-type="float">
            <text:p>65,1726165998057</text:p>
          </table:table-cell>
          <table:table-cell office:value-type="float" office:value="10218" calcext:value-type="float">
            <text:p>102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2.7546034932806" calcext:value-type="float">
            <text:p>72,7546034932806</text:p>
          </table:table-cell>
          <table:table-cell office:value-type="float" office:value="12971" calcext:value-type="float">
            <text:p>129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3.4125296735615" calcext:value-type="float">
            <text:p>73,4125296735615</text:p>
          </table:table-cell>
          <table:table-cell office:value-type="float" office:value="12326" calcext:value-type="float">
            <text:p>123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0.6935828447559" calcext:value-type="float">
            <text:p>80,6935828447559</text:p>
          </table:table-cell>
          <table:table-cell office:value-type="float" office:value="17030" calcext:value-type="float">
            <text:p>170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0.6651755082901" calcext:value-type="float">
            <text:p>80,6651755082901</text:p>
          </table:table-cell>
          <table:table-cell office:value-type="float" office:value="20861" calcext:value-type="float">
            <text:p>20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5.0779107555678" calcext:value-type="float">
            <text:p>85,0779107555678</text:p>
          </table:table-cell>
          <table:table-cell office:value-type="float" office:value="27850" calcext:value-type="float">
            <text:p>278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1.899621292977" calcext:value-type="float">
            <text:p>91,899621292977</text:p>
          </table:table-cell>
          <table:table-cell office:value-type="float" office:value="31973" calcext:value-type="float">
            <text:p>319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8.9115214503394" calcext:value-type="float">
            <text:p>88,9115214503394</text:p>
          </table:table-cell>
          <table:table-cell office:value-type="float" office:value="33584" calcext:value-type="float">
            <text:p>335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4.5129130257197" calcext:value-type="float">
            <text:p>94,5129130257197</text:p>
          </table:table-cell>
          <table:table-cell office:value-type="float" office:value="32581" calcext:value-type="float">
            <text:p>325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8.456826848762" calcext:value-type="float">
            <text:p>98,456826848762</text:p>
          </table:table-cell>
          <table:table-cell office:value-type="float" office:value="38907" calcext:value-type="float">
            <text:p>38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5.1950659725283" calcext:value-type="float">
            <text:p>95,1950659725283</text:p>
          </table:table-cell>
          <table:table-cell office:value-type="float" office:value="45220" calcext:value-type="float">
            <text:p>4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3.2989628353367" calcext:value-type="float">
            <text:p>93,2989628353367</text:p>
          </table:table-cell>
          <table:table-cell office:value-type="float" office:value="49208" calcext:value-type="float">
            <text:p>492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3.797532977939" calcext:value-type="float">
            <text:p>93,797532977939</text:p>
          </table:table-cell>
          <table:table-cell office:value-type="float" office:value="57376" calcext:value-type="float">
            <text:p>573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3.7559063352045" calcext:value-type="float">
            <text:p>93,7559063352045</text:p>
          </table:table-cell>
          <table:table-cell office:value-type="float" office:value="52516" calcext:value-type="float">
            <text:p>525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3.4921839101616" calcext:value-type="float">
            <text:p>93,4921839101616</text:p>
          </table:table-cell>
          <table:table-cell office:value-type="float" office:value="65086" calcext:value-type="float">
            <text:p>650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92.3791543258131" calcext:value-type="float">
            <text:p>92,3791543258131</text:p>
          </table:table-cell>
          <table:table-cell office:value-type="float" office:value="66017" calcext:value-type="float">
            <text:p>66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.0878315425466" calcext:value-type="float">
            <text:p>64,0878315425466</text:p>
          </table:table-cell>
          <table:table-cell office:value-type="float" office:value="9435" calcext:value-type="float">
            <text:p>94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1.3072966156552" calcext:value-type="float">
            <text:p>71,3072966156552</text:p>
          </table:table-cell>
          <table:table-cell office:value-type="float" office:value="11694" calcext:value-type="float">
            <text:p>116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5.2911160434335" calcext:value-type="float">
            <text:p>75,2911160434335</text:p>
          </table:table-cell>
          <table:table-cell office:value-type="float" office:value="14561" calcext:value-type="float">
            <text:p>145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8.8689436824211" calcext:value-type="float">
            <text:p>78,8689436824211</text:p>
          </table:table-cell>
          <table:table-cell office:value-type="float" office:value="17885" calcext:value-type="float">
            <text:p>178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1.2543049803874" calcext:value-type="float">
            <text:p>81,2543049803874</text:p>
          </table:table-cell>
          <table:table-cell office:value-type="float" office:value="23583" calcext:value-type="float">
            <text:p>235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8.3638871147564" calcext:value-type="float">
            <text:p>88,3638871147564</text:p>
          </table:table-cell>
          <table:table-cell office:value-type="float" office:value="29758" calcext:value-type="float">
            <text:p>297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8.647156685333" calcext:value-type="float">
            <text:p>88,647156685333</text:p>
          </table:table-cell>
          <table:table-cell office:value-type="float" office:value="39640" calcext:value-type="float">
            <text:p>396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7.5621480494321" calcext:value-type="float">
            <text:p>97,5621480494321</text:p>
          </table:table-cell>
          <table:table-cell office:value-type="float" office:value="43216" calcext:value-type="float">
            <text:p>432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3.376870750208" calcext:value-type="float">
            <text:p>103,376870750208</text:p>
          </table:table-cell>
          <table:table-cell office:value-type="float" office:value="43633" calcext:value-type="float">
            <text:p>436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1.219083771251" calcext:value-type="float">
            <text:p>111,219083771251</text:p>
          </table:table-cell>
          <table:table-cell office:value-type="float" office:value="55828" calcext:value-type="float">
            <text:p>558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3.088216908658" calcext:value-type="float">
            <text:p>113,088216908658</text:p>
          </table:table-cell>
          <table:table-cell office:value-type="float" office:value="52794" calcext:value-type="float">
            <text:p>527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17.899205238509" calcext:value-type="float">
            <text:p>117,899205238509</text:p>
          </table:table-cell>
          <table:table-cell office:value-type="float" office:value="57078" calcext:value-type="float">
            <text:p>570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15.313963449768" calcext:value-type="float">
            <text:p>115,313963449768</text:p>
          </table:table-cell>
          <table:table-cell office:value-type="float" office:value="70292" calcext:value-type="float">
            <text:p>702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16.924304142957" calcext:value-type="float">
            <text:p>116,924304142957</text:p>
          </table:table-cell>
          <table:table-cell office:value-type="float" office:value="78640" calcext:value-type="float">
            <text:p>786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18.83975332294" calcext:value-type="float">
            <text:p>118,83975332294</text:p>
          </table:table-cell>
          <table:table-cell office:value-type="float" office:value="86426" calcext:value-type="float">
            <text:p>864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19.175238645233" calcext:value-type="float">
            <text:p>119,175238645233</text:p>
          </table:table-cell>
          <table:table-cell office:value-type="float" office:value="89629" calcext:value-type="float">
            <text:p>896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17.693325007614" calcext:value-type="float">
            <text:p>117,693325007614</text:p>
          </table:table-cell>
          <table:table-cell office:value-type="float" office:value="86882" calcext:value-type="float">
            <text:p>868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17.40493604528" calcext:value-type="float">
            <text:p>117,40493604528</text:p>
          </table:table-cell>
          <table:table-cell office:value-type="float" office:value="100784" calcext:value-type="float">
            <text:p>1007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2.1170508191636" calcext:value-type="float">
            <text:p>62,1170508191636</text:p>
          </table:table-cell>
          <table:table-cell office:value-type="float" office:value="10404" calcext:value-type="float">
            <text:p>104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0.3874578174488" calcext:value-type="float">
            <text:p>60,3874578174488</text:p>
          </table:table-cell>
          <table:table-cell office:value-type="float" office:value="12685" calcext:value-type="float">
            <text:p>126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6.8081881000472" calcext:value-type="float">
            <text:p>66,8081881000472</text:p>
          </table:table-cell>
          <table:table-cell office:value-type="float" office:value="14863" calcext:value-type="float">
            <text:p>148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1.2684021606577" calcext:value-type="float">
            <text:p>71,2684021606577</text:p>
          </table:table-cell>
          <table:table-cell office:value-type="float" office:value="21649" calcext:value-type="float">
            <text:p>216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4.0437548102936" calcext:value-type="float">
            <text:p>74,0437548102936</text:p>
          </table:table-cell>
          <table:table-cell office:value-type="float" office:value="26945" calcext:value-type="float">
            <text:p>269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0.7408057532944" calcext:value-type="float">
            <text:p>80,7408057532944</text:p>
          </table:table-cell>
          <table:table-cell office:value-type="float" office:value="41124" calcext:value-type="float">
            <text:p>411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2.9448306318393" calcext:value-type="float">
            <text:p>82,9448306318393</text:p>
          </table:table-cell>
          <table:table-cell office:value-type="float" office:value="45095" calcext:value-type="float">
            <text:p>450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7.86626678504" calcext:value-type="float">
            <text:p>87,86626678504</text:p>
          </table:table-cell>
          <table:table-cell office:value-type="float" office:value="52232" calcext:value-type="float">
            <text:p>52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2.4861795259607" calcext:value-type="float">
            <text:p>92,4861795259607</text:p>
          </table:table-cell>
          <table:table-cell office:value-type="float" office:value="56659" calcext:value-type="float">
            <text:p>566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1.442220911042" calcext:value-type="float">
            <text:p>101,442220911042</text:p>
          </table:table-cell>
          <table:table-cell office:value-type="float" office:value="71905" calcext:value-type="float">
            <text:p>719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8.415441407132" calcext:value-type="float">
            <text:p>108,415441407132</text:p>
          </table:table-cell>
          <table:table-cell office:value-type="float" office:value="75289" calcext:value-type="float">
            <text:p>752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5.474520557651" calcext:value-type="float">
            <text:p>115,474520557651</text:p>
          </table:table-cell>
          <table:table-cell office:value-type="float" office:value="87958" calcext:value-type="float">
            <text:p>879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5.851697138688" calcext:value-type="float">
            <text:p>115,851697138688</text:p>
          </table:table-cell>
          <table:table-cell office:value-type="float" office:value="100865" calcext:value-type="float">
            <text:p>1008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17.918056122082" calcext:value-type="float">
            <text:p>117,918056122082</text:p>
          </table:table-cell>
          <table:table-cell office:value-type="float" office:value="105682" calcext:value-type="float">
            <text:p>1056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19.99717778017" calcext:value-type="float">
            <text:p>119,99717778017</text:p>
          </table:table-cell>
          <table:table-cell office:value-type="float" office:value="115683" calcext:value-type="float">
            <text:p>115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0.100126901633" calcext:value-type="float">
            <text:p>120,100126901633</text:p>
          </table:table-cell>
          <table:table-cell office:value-type="float" office:value="124839" calcext:value-type="float">
            <text:p>1248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20.299264554993" calcext:value-type="float">
            <text:p>120,299264554993</text:p>
          </table:table-cell>
          <table:table-cell office:value-type="float" office:value="137347" calcext:value-type="float">
            <text:p>1373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20.362112987698" calcext:value-type="float">
            <text:p>120,362112987698</text:p>
          </table:table-cell>
          <table:table-cell office:value-type="float" office:value="133810" calcext:value-type="float">
            <text:p>1338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2.502862316343" calcext:value-type="float">
            <text:p>62,502862316343</text:p>
          </table:table-cell>
          <table:table-cell office:value-type="float" office:value="14067" calcext:value-type="float">
            <text:p>140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9.0316107651386" calcext:value-type="float">
            <text:p>69,0316107651386</text:p>
          </table:table-cell>
          <table:table-cell office:value-type="float" office:value="21210" calcext:value-type="float">
            <text:p>212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5.7312235062553" calcext:value-type="float">
            <text:p>75,7312235062553</text:p>
          </table:table-cell>
          <table:table-cell office:value-type="float" office:value="25942" calcext:value-type="float">
            <text:p>259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0.6945759166443" calcext:value-type="float">
            <text:p>70,6945759166443</text:p>
          </table:table-cell>
          <table:table-cell office:value-type="float" office:value="31855" calcext:value-type="float">
            <text:p>318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8.006126996836" calcext:value-type="float">
            <text:p>78,006126996836</text:p>
          </table:table-cell>
          <table:table-cell office:value-type="float" office:value="41274" calcext:value-type="float">
            <text:p>412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3.9266556833921" calcext:value-type="float">
            <text:p>83,9266556833921</text:p>
          </table:table-cell>
          <table:table-cell office:value-type="float" office:value="45299" calcext:value-type="float">
            <text:p>452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0.0866561243095" calcext:value-type="float">
            <text:p>90,0866561243095</text:p>
          </table:table-cell>
          <table:table-cell office:value-type="float" office:value="52094" calcext:value-type="float">
            <text:p>520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5.4734607127157" calcext:value-type="float">
            <text:p>95,4734607127157</text:p>
          </table:table-cell>
          <table:table-cell office:value-type="float" office:value="57447" calcext:value-type="float">
            <text:p>574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8.42654313844" calcext:value-type="float">
            <text:p>98,42654313844</text:p>
          </table:table-cell>
          <table:table-cell office:value-type="float" office:value="70749" calcext:value-type="float">
            <text:p>707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6.833111752546" calcext:value-type="float">
            <text:p>116,833111752546</text:p>
          </table:table-cell>
          <table:table-cell office:value-type="float" office:value="99100" calcext:value-type="float">
            <text:p>99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7.523954501088" calcext:value-type="float">
            <text:p>117,523954501088</text:p>
          </table:table-cell>
          <table:table-cell office:value-type="float" office:value="97657" calcext:value-type="float">
            <text:p>976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14.693776795557" calcext:value-type="float">
            <text:p>114,693776795557</text:p>
          </table:table-cell>
          <table:table-cell office:value-type="float" office:value="108057" calcext:value-type="float">
            <text:p>1080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2.097040772767" calcext:value-type="float">
            <text:p>122,097040772767</text:p>
          </table:table-cell>
          <table:table-cell office:value-type="float" office:value="115859" calcext:value-type="float">
            <text:p>1158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21.240168189175" calcext:value-type="float">
            <text:p>121,240168189175</text:p>
          </table:table-cell>
          <table:table-cell office:value-type="float" office:value="127492" calcext:value-type="float">
            <text:p>1274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0.310763483523" calcext:value-type="float">
            <text:p>120,310763483523</text:p>
          </table:table-cell>
          <table:table-cell office:value-type="float" office:value="129512" calcext:value-type="float">
            <text:p>1295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0.394255229222" calcext:value-type="float">
            <text:p>120,394255229222</text:p>
          </table:table-cell>
          <table:table-cell office:value-type="float" office:value="145086" calcext:value-type="float">
            <text:p>1450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0.410462500439" calcext:value-type="float">
            <text:p>120,410462500439</text:p>
          </table:table-cell>
          <table:table-cell office:value-type="float" office:value="145761" calcext:value-type="float">
            <text:p>1457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0.315291312652" calcext:value-type="float">
            <text:p>120,315291312652</text:p>
          </table:table-cell>
          <table:table-cell office:value-type="float" office:value="169561" calcext:value-type="float">
            <text:p>1695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8-04T16:01:24.159694966</dc:date>
    <meta:editing-duration>PT3M33S</meta:editing-duration>
    <meta:editing-cycles>1</meta:editing-cycles>
    <meta:document-statistic meta:table-count="1" meta:cell-count="292" meta:object-count="1"/>
    <meta:generator>LibreOffice/7.3.3.2$MacOSX_AARCH64 LibreOffice_project/d1d0ea68f081ee2800a922cac8f79445e4603348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EBC41A6293732F30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x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31cm" svg:height="15.23cm" xlink:href=".." xlink:type="simple" chart:class="chart:scatter" chart:style-name="ch1">
        <chart:plot-area chart:style-name="ch2" table:cell-range-address="space_osr_200.C2:space_osr_200.D73" svg:x="1.355cm" svg:y="0.304cm" svg:width="17.002cm" svg:height="13.671cm">
          <chart:coordinate-region svg:x="2.806cm" svg:y="0.505cm" svg:width="15.25cm" svg:height="12.82cm"/>
          <chart:axis chart:dimension="x" chart:name="primary-x" chart:style-name="ch3">
            <chart:title svg:x="9.259cm" svg:y="14.279cm" chart:style-name="ch4">
              <text:p>snr [dB]</text:p>
            </chart:title>
          </chart:axis>
          <chart:axis chart:dimension="y" chart:name="primary-y" chart:style-name="ch5">
            <chart:title svg:x="0.451cm" svg:y="7.906cm" chart:style-name="ch6">
              <text:p>area [µm²]</text:p>
            </chart:title>
            <chart:grid chart:style-name="ch7" chart:class="major"/>
          </chart:axis>
          <chart:series chart:style-name="ch8" chart:values-cell-range-address="space_osr_200.D2:space_osr_200.D73" chart:class="chart:scatter">
            <chart:domain table:cell-range-address="space_osr_200.C2:space_osr_200.C73"/>
            <chart:data-point chart:repeated="29"/>
            <chart:data-point chart:style-name="ch9"/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.5156960693269">
                <text:p>61.5156960693269</text:p>
                <draw:g>
                  <svg:desc>space_osr_200.C2:space_osr_200.C73</svg:desc>
                </draw:g>
              </table:table-cell>
              <table:table-cell office:value-type="float" office:value="3898">
                <text:p>3898</text:p>
                <draw:g>
                  <svg:desc>space_osr_200.D2:space_osr_200.D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.7526410546732">
                <text:p>64.7526410546732</text:p>
              </table:table-cell>
              <table:table-cell office:value-type="float" office:value="6846">
                <text:p>6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1726165998057">
                <text:p>65.1726165998057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.7546034932806">
                <text:p>72.7546034932806</text:p>
              </table:table-cell>
              <table:table-cell office:value-type="float" office:value="12971">
                <text:p>12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.4125296735615">
                <text:p>73.4125296735615</text:p>
              </table:table-cell>
              <table:table-cell office:value-type="float" office:value="12326">
                <text:p>123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6935828447559">
                <text:p>80.6935828447559</text:p>
              </table:table-cell>
              <table:table-cell office:value-type="float" office:value="17030">
                <text:p>170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.6651755082901">
                <text:p>80.6651755082901</text:p>
              </table:table-cell>
              <table:table-cell office:value-type="float" office:value="20861">
                <text:p>20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.0779107555678">
                <text:p>85.0779107555678</text:p>
              </table:table-cell>
              <table:table-cell office:value-type="float" office:value="27850">
                <text:p>278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.899621292977">
                <text:p>91.899621292977</text:p>
              </table:table-cell>
              <table:table-cell office:value-type="float" office:value="31973">
                <text:p>319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.9115214503394">
                <text:p>88.9115214503394</text:p>
              </table:table-cell>
              <table:table-cell office:value-type="float" office:value="33584">
                <text:p>335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.5129130257197">
                <text:p>94.5129130257197</text:p>
              </table:table-cell>
              <table:table-cell office:value-type="float" office:value="32581">
                <text:p>325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.456826848762">
                <text:p>98.456826848762</text:p>
              </table:table-cell>
              <table:table-cell office:value-type="float" office:value="38907">
                <text:p>389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.1950659725283">
                <text:p>95.1950659725283</text:p>
              </table:table-cell>
              <table:table-cell office:value-type="float" office:value="45220">
                <text:p>452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.2989628353367">
                <text:p>93.2989628353367</text:p>
              </table:table-cell>
              <table:table-cell office:value-type="float" office:value="49208">
                <text:p>492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.797532977939">
                <text:p>93.797532977939</text:p>
              </table:table-cell>
              <table:table-cell office:value-type="float" office:value="57376">
                <text:p>573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.7559063352045">
                <text:p>93.7559063352045</text:p>
              </table:table-cell>
              <table:table-cell office:value-type="float" office:value="52516">
                <text:p>525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4921839101616">
                <text:p>93.4921839101616</text:p>
              </table:table-cell>
              <table:table-cell office:value-type="float" office:value="65086">
                <text:p>650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.3791543258131">
                <text:p>92.3791543258131</text:p>
              </table:table-cell>
              <table:table-cell office:value-type="float" office:value="66017">
                <text:p>66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.0878315425466">
                <text:p>64.0878315425466</text:p>
              </table:table-cell>
              <table:table-cell office:value-type="float" office:value="9435">
                <text:p>9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3072966156552">
                <text:p>71.3072966156552</text:p>
              </table:table-cell>
              <table:table-cell office:value-type="float" office:value="11694">
                <text:p>116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.2911160434335">
                <text:p>75.2911160434335</text:p>
              </table:table-cell>
              <table:table-cell office:value-type="float" office:value="14561">
                <text:p>145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.8689436824211">
                <text:p>78.8689436824211</text:p>
              </table:table-cell>
              <table:table-cell office:value-type="float" office:value="17885">
                <text:p>178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.2543049803874">
                <text:p>81.2543049803874</text:p>
              </table:table-cell>
              <table:table-cell office:value-type="float" office:value="23583">
                <text:p>235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.3638871147564">
                <text:p>88.3638871147564</text:p>
              </table:table-cell>
              <table:table-cell office:value-type="float" office:value="29758">
                <text:p>297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.647156685333">
                <text:p>88.647156685333</text:p>
              </table:table-cell>
              <table:table-cell office:value-type="float" office:value="39640">
                <text:p>396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.5621480494321">
                <text:p>97.5621480494321</text:p>
              </table:table-cell>
              <table:table-cell office:value-type="float" office:value="43216">
                <text:p>432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.376870750208">
                <text:p>103.376870750208</text:p>
              </table:table-cell>
              <table:table-cell office:value-type="float" office:value="43633">
                <text:p>436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1.219083771251">
                <text:p>111.219083771251</text:p>
              </table:table-cell>
              <table:table-cell office:value-type="float" office:value="55828">
                <text:p>558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088216908658">
                <text:p>113.088216908658</text:p>
              </table:table-cell>
              <table:table-cell office:value-type="float" office:value="52794">
                <text:p>527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.899205238509">
                <text:p>117.899205238509</text:p>
              </table:table-cell>
              <table:table-cell office:value-type="float" office:value="57078">
                <text:p>570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5.313963449768">
                <text:p>115.313963449768</text:p>
              </table:table-cell>
              <table:table-cell office:value-type="float" office:value="70292">
                <text:p>702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6.924304142957">
                <text:p>116.924304142957</text:p>
              </table:table-cell>
              <table:table-cell office:value-type="float" office:value="78640">
                <text:p>786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8.83975332294">
                <text:p>118.83975332294</text:p>
              </table:table-cell>
              <table:table-cell office:value-type="float" office:value="86426">
                <text:p>864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9.175238645233">
                <text:p>119.175238645233</text:p>
              </table:table-cell>
              <table:table-cell office:value-type="float" office:value="89629">
                <text:p>896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7.693325007614">
                <text:p>117.693325007614</text:p>
              </table:table-cell>
              <table:table-cell office:value-type="float" office:value="86882">
                <text:p>868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.40493604528">
                <text:p>117.40493604528</text:p>
              </table:table-cell>
              <table:table-cell office:value-type="float" office:value="100784">
                <text:p>1007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.1170508191636">
                <text:p>62.1170508191636</text:p>
              </table:table-cell>
              <table:table-cell office:value-type="float" office:value="10404">
                <text:p>104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.3874578174488">
                <text:p>60.3874578174488</text:p>
              </table:table-cell>
              <table:table-cell office:value-type="float" office:value="12685">
                <text:p>126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.8081881000472">
                <text:p>66.8081881000472</text:p>
              </table:table-cell>
              <table:table-cell office:value-type="float" office:value="14863">
                <text:p>148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.2684021606577">
                <text:p>71.2684021606577</text:p>
              </table:table-cell>
              <table:table-cell office:value-type="float" office:value="21649">
                <text:p>216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4.0437548102936">
                <text:p>74.0437548102936</text:p>
              </table:table-cell>
              <table:table-cell office:value-type="float" office:value="26945">
                <text:p>269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.7408057532944">
                <text:p>80.7408057532944</text:p>
              </table:table-cell>
              <table:table-cell office:value-type="float" office:value="41124">
                <text:p>411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2.9448306318393">
                <text:p>82.9448306318393</text:p>
              </table:table-cell>
              <table:table-cell office:value-type="float" office:value="45095">
                <text:p>450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.86626678504">
                <text:p>87.86626678504</text:p>
              </table:table-cell>
              <table:table-cell office:value-type="float" office:value="52232">
                <text:p>52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.4861795259607">
                <text:p>92.4861795259607</text:p>
              </table:table-cell>
              <table:table-cell office:value-type="float" office:value="56659">
                <text:p>566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1.442220911042">
                <text:p>101.442220911042</text:p>
              </table:table-cell>
              <table:table-cell office:value-type="float" office:value="71905">
                <text:p>719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8.415441407132">
                <text:p>108.415441407132</text:p>
              </table:table-cell>
              <table:table-cell office:value-type="float" office:value="75289">
                <text:p>752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5.474520557651">
                <text:p>115.474520557651</text:p>
              </table:table-cell>
              <table:table-cell office:value-type="float" office:value="87958">
                <text:p>879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5.851697138688">
                <text:p>115.851697138688</text:p>
              </table:table-cell>
              <table:table-cell office:value-type="float" office:value="100865">
                <text:p>1008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7.918056122082">
                <text:p>117.918056122082</text:p>
              </table:table-cell>
              <table:table-cell office:value-type="float" office:value="105682">
                <text:p>1056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9.99717778017">
                <text:p>119.99717778017</text:p>
              </table:table-cell>
              <table:table-cell office:value-type="float" office:value="115683">
                <text:p>1156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0.100126901633">
                <text:p>120.100126901633</text:p>
              </table:table-cell>
              <table:table-cell office:value-type="float" office:value="124839">
                <text:p>1248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0.299264554993">
                <text:p>120.299264554993</text:p>
              </table:table-cell>
              <table:table-cell office:value-type="float" office:value="137347">
                <text:p>1373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0.362112987698">
                <text:p>120.362112987698</text:p>
              </table:table-cell>
              <table:table-cell office:value-type="float" office:value="133810">
                <text:p>1338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502862316343">
                <text:p>62.502862316343</text:p>
              </table:table-cell>
              <table:table-cell office:value-type="float" office:value="14067">
                <text:p>140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.0316107651386">
                <text:p>69.0316107651386</text:p>
              </table:table-cell>
              <table:table-cell office:value-type="float" office:value="21210">
                <text:p>212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.7312235062553">
                <text:p>75.7312235062553</text:p>
              </table:table-cell>
              <table:table-cell office:value-type="float" office:value="25942">
                <text:p>259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.6945759166443">
                <text:p>70.6945759166443</text:p>
              </table:table-cell>
              <table:table-cell office:value-type="float" office:value="31855">
                <text:p>318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.006126996836">
                <text:p>78.006126996836</text:p>
              </table:table-cell>
              <table:table-cell office:value-type="float" office:value="41274">
                <text:p>412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.9266556833921">
                <text:p>83.9266556833921</text:p>
              </table:table-cell>
              <table:table-cell office:value-type="float" office:value="45299">
                <text:p>452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.0866561243095">
                <text:p>90.0866561243095</text:p>
              </table:table-cell>
              <table:table-cell office:value-type="float" office:value="52094">
                <text:p>520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5.4734607127157">
                <text:p>95.4734607127157</text:p>
              </table:table-cell>
              <table:table-cell office:value-type="float" office:value="57447">
                <text:p>574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8.42654313844">
                <text:p>98.42654313844</text:p>
              </table:table-cell>
              <table:table-cell office:value-type="float" office:value="70749">
                <text:p>707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6.833111752546">
                <text:p>116.833111752546</text:p>
              </table:table-cell>
              <table:table-cell office:value-type="float" office:value="99100">
                <text:p>99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7.523954501088">
                <text:p>117.523954501088</text:p>
              </table:table-cell>
              <table:table-cell office:value-type="float" office:value="97657">
                <text:p>976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4.693776795557">
                <text:p>114.693776795557</text:p>
              </table:table-cell>
              <table:table-cell office:value-type="float" office:value="108057">
                <text:p>1080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2.097040772767">
                <text:p>122.097040772767</text:p>
              </table:table-cell>
              <table:table-cell office:value-type="float" office:value="115859">
                <text:p>1158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1.240168189175">
                <text:p>121.240168189175</text:p>
              </table:table-cell>
              <table:table-cell office:value-type="float" office:value="127492">
                <text:p>1274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0.310763483523">
                <text:p>120.310763483523</text:p>
              </table:table-cell>
              <table:table-cell office:value-type="float" office:value="129512">
                <text:p>1295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0.394255229222">
                <text:p>120.394255229222</text:p>
              </table:table-cell>
              <table:table-cell office:value-type="float" office:value="145086">
                <text:p>1450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0.410462500439">
                <text:p>120.410462500439</text:p>
              </table:table-cell>
              <table:table-cell office:value-type="float" office:value="145761">
                <text:p>1457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0.315291312652">
                <text:p>120.315291312652</text:p>
              </table:table-cell>
              <table:table-cell office:value-type="float" office:value="169561">
                <text:p>1695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3.2$MacOSX_AARCH64 LibreOffice_project/d1d0ea68f081ee2800a922cac8f79445e4603348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